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Aiswary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li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rist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t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hew Jacob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en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njith Ska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numol Mathew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Sheet1.A1:Sheet1.A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Godly K Mathews</meta:initial-creator>
    <dc:creator>Godly K Mathews</dc:creator>
    <meta:creation-date>2022-12-15T14:48:30Z</meta:creation-date>
    <dc:date>2022-12-15T14:50:11Z</dc:date>
  </office:meta>
</office:document-meta>
</file>